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01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draw:fill="none" draw:stroke="solid" svg:stroke-width="0.02083in" svg:stroke-color="#ed7d31" draw:marker-end="a1076" svg:stroke-opacity="100%" draw:stroke-linejoin="miter" svg:stroke-linecap="butt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2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1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92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56">
      <style:graphic-properties draw:fill="none" draw:stroke="solid" svg:stroke-width="0.02083in" svg:stroke-color="#000000" draw:marker-end="a1555" svg:stroke-opacity="100%" draw:stroke-linejoin="miter" svg:stroke-linecap="but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62">
      <style:graphic-properties draw:fill="none" draw:stroke="solid" svg:stroke-width="0.02083in" svg:stroke-color="#000000" draw:marker-end="a1561" svg:stroke-opacity="100%" draw:stroke-linejoin="miter" svg:stroke-linecap="butt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48">
      <style:graphic-properties draw:fill="none" draw:stroke="solid" svg:stroke-width="0.02083in" svg:stroke-color="#000000" draw:marker-end="a1447" svg:stroke-opacity="100%" draw:stroke-linejoin="miter" svg:stroke-linecap="butt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72">
      <style:graphic-properties draw:fill="none" draw:stroke="solid" svg:stroke-width="0.02083in" svg:stroke-color="#000000" draw:marker-end="a1571" svg:stroke-opacity="100%" draw:stroke-linejoin="miter" svg:stroke-linecap="butt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28">
      <style:graphic-properties draw:fill="none" draw:stroke="solid" svg:stroke-width="0.02083in" svg:stroke-color="#000000" draw:marker-end="a1327" svg:stroke-opacity="100%" draw:stroke-linejoin="miter" svg:stroke-linecap="butt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54">
      <style:graphic-properties draw:fill="none" draw:stroke="solid" svg:stroke-width="0.02083in" svg:stroke-color="#000000" draw:marker-end="a1453" svg:stroke-opacity="100%" draw:stroke-linejoin="miter" svg:stroke-linecap="but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82">
      <style:graphic-properties draw:fill="none" draw:stroke="solid" svg:stroke-width="0.02083in" svg:stroke-color="#000000" draw:marker-end="a1581" svg:stroke-opacity="100%" draw:stroke-linejoin="miter" svg:stroke-linecap="butt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none" draw:stroke="solid" svg:stroke-width="0.02083in" svg:stroke-color="#000000" draw:marker-end="a1200" svg:stroke-opacity="100%" draw:stroke-linejoin="miter" svg:stroke-linecap="but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88">
      <style:graphic-properties draw:fill="none" draw:stroke="solid" svg:stroke-width="0.02083in" svg:stroke-color="#000000" draw:marker-end="a1587" svg:stroke-opacity="100%" draw:stroke-linejoin="miter" svg:stroke-linecap="butt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none" draw:stroke="solid" svg:stroke-width="0.02083in" svg:stroke-color="#000000" draw:marker-end="a1206" svg:stroke-opacity="100%" draw:stroke-linejoin="miter" svg:stroke-linecap="but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34">
      <style:graphic-properties draw:fill="none" draw:stroke="solid" svg:stroke-width="0.02083in" svg:stroke-color="#000000" draw:marker-end="a1333" svg:stroke-opacity="100%" draw:stroke-linejoin="miter" svg:stroke-linecap="but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64">
      <style:graphic-properties draw:fill="none" draw:stroke="solid" svg:stroke-width="0.02083in" svg:stroke-color="#000000" draw:marker-end="a1463" svg:stroke-opacity="100%" draw:stroke-linejoin="miter" svg:stroke-linecap="butt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98">
      <style:graphic-properties draw:fill="none" draw:stroke="solid" svg:stroke-width="0.02083in" svg:stroke-color="#000000" draw:marker-end="a1597" svg:stroke-opacity="100%" draw:stroke-linejoin="miter" svg:stroke-linecap="butt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none" draw:stroke="solid" svg:stroke-width="0.02083in" svg:stroke-color="#000000" draw:marker-end="a1216" svg:stroke-opacity="100%" draw:stroke-linejoin="miter" svg:stroke-linecap="but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4">
      <style:graphic-properties draw:fill="none" draw:stroke="solid" svg:stroke-width="0.02083in" svg:stroke-color="#000000" draw:marker-end="a1343" svg:stroke-opacity="100%" draw:stroke-linejoin="miter" svg:stroke-linecap="butt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74">
      <style:graphic-properties draw:fill="none" draw:stroke="solid" svg:stroke-width="0.02083in" svg:stroke-color="#000000" draw:marker-end="a1473" svg:stroke-opacity="100%" draw:stroke-linejoin="miter" svg:stroke-linecap="butt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draw:fill="none" draw:stroke="solid" svg:stroke-width="0.02083in" svg:stroke-color="#000000" draw:marker-end="a1226" svg:stroke-opacity="100%" draw:stroke-linejoin="miter" svg:stroke-linecap="butt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none" draw:stroke="solid" svg:stroke-width="0.02083in" svg:stroke-color="#000000" draw:marker-end="a1353" svg:stroke-opacity="100%" draw:stroke-linejoin="miter" svg:stroke-linecap="butt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0">
      <style:graphic-properties draw:fill="none" draw:stroke="solid" svg:stroke-width="0.02083in" svg:stroke-color="#000000" draw:marker-end="a1479" svg:stroke-opacity="100%" draw:stroke-linejoin="miter" svg:stroke-linecap="butt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3">
      <style:graphic-properties draw:fill="none" draw:stroke="solid" svg:stroke-width="0.02083in" svg:stroke-color="#000000" draw:marker-end="a1232" svg:stroke-opacity="100%" draw:stroke-linejoin="miter" svg:stroke-linecap="butt"/>
    </style:style>
    <style:style style:family="graphic" style:name="a9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draw:fill="none" draw:stroke="solid" svg:stroke-width="0.02083in" svg:stroke-color="#000000" draw:marker-end="a1359" svg:stroke-opacity="100%" draw:stroke-linejoin="miter" svg:stroke-linecap="butt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0">
      <style:graphic-properties draw:fill="none" draw:stroke="solid" svg:stroke-width="0.02083in" svg:stroke-color="#000000" draw:marker-end="a1489" svg:stroke-opacity="100%" draw:stroke-linejoin="miter" svg:stroke-linecap="butt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draw:fill="none" draw:stroke="solid" svg:stroke-width="0.02083in" svg:stroke-color="#000000" draw:marker-end="a1495" svg:stroke-opacity="100%" draw:stroke-linejoin="miter" svg:stroke-linecap="butt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43">
      <style:graphic-properties draw:fill="none" draw:stroke="solid" svg:stroke-width="0.02083in" svg:stroke-color="#000000" draw:marker-end="a1242" svg:stroke-opacity="100%" draw:stroke-linejoin="miter" svg:stroke-linecap="butt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bitmap" draw:fill-image-name="a9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draw:fill="none" draw:stroke="solid" svg:stroke-width="0.02083in" svg:stroke-color="#000000" draw:marker-end="a1248" svg:stroke-opacity="100%" draw:stroke-linejoin="miter" svg:stroke-linecap="butt"/>
    </style:style>
    <style:style style:family="graphic" style:name="a1370">
      <style:graphic-properties draw:fill="none" draw:stroke="solid" svg:stroke-width="0.02083in" svg:stroke-color="#000000" draw:marker-end="a1369" svg:stroke-opacity="100%" draw:stroke-linejoin="miter" svg:stroke-linecap="butt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76">
      <style:graphic-properties draw:fill="none" draw:stroke="solid" svg:stroke-width="0.02083in" svg:stroke-color="#000000" draw:marker-end="a1375" svg:stroke-opacity="100%" draw:stroke-linejoin="miter" svg:stroke-linecap="butt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9">
      <style:graphic-properties draw:fill="none" draw:stroke="solid" svg:stroke-width="0.02083in" svg:stroke-color="#000000" draw:marker-end="a1128" svg:stroke-opacity="100%" draw:stroke-linejoin="miter" svg:stroke-linecap="but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5">
      <style:graphic-properties draw:fill="none" draw:stroke="solid" svg:stroke-width="0.02083in" svg:stroke-color="#000000" draw:marker-end="a1254" svg:stroke-opacity="100%" draw:stroke-linejoin="miter" svg:stroke-linecap="but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draw:fill="none" draw:stroke="solid" svg:stroke-width="0.02083in" svg:stroke-color="#000000" draw:marker-end="a1381" svg:stroke-opacity="100%" draw:stroke-linejoin="miter" svg:stroke-linecap="but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5">
      <style:graphic-properties draw:fill="none" draw:stroke="solid" svg:stroke-width="0.02083in" svg:stroke-color="#000000" draw:marker-end="a1134" svg:stroke-opacity="100%" draw:stroke-linejoin="miter" svg:stroke-linecap="but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bitmap" draw:fill-image-name="a12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8">
      <style:drawing-page-properties draw:fill="bitmap" draw:fill-image-name="a1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5">
      <style:graphic-properties draw:fill="none" draw:stroke="solid" svg:stroke-width="0.02083in" svg:stroke-color="#000000" draw:marker-end="a1144" svg:stroke-opacity="100%" draw:stroke-linejoin="miter" svg:stroke-linecap="but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4">
      <style:graphic-properties draw:fill="none" draw:stroke="solid" svg:stroke-width="0.02083in" svg:stroke-color="#000000" draw:marker-end="a1603" svg:stroke-opacity="100%" draw:stroke-linejoin="miter" svg:stroke-linecap="but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bitmap" draw:fill-image-name="a12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draw:fill="none" draw:stroke="solid" svg:stroke-width="0.02083in" svg:stroke-color="#ed7d31" draw:marker-end="a1020" svg:stroke-opacity="100%" draw:stroke-linejoin="miter" svg:stroke-linecap="but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bitmap" draw:fill-image-name="a1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1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10">
      <style:graphic-properties draw:fill="none" draw:stroke="solid" svg:stroke-width="0.02083in" svg:stroke-color="#000000" draw:marker-end="a1609" svg:stroke-opacity="100%" draw:stroke-linejoin="miter" svg:stroke-linecap="butt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draw:fill="none" draw:stroke="solid" svg:stroke-width="0.02083in" svg:stroke-color="#ed7d31" draw:marker-end="a968" svg:stroke-opacity="100%" draw:stroke-linejoin="miter" svg:stroke-linecap="butt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6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9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23">
      <style:drawing-page-properties draw:fill="bitmap" draw:fill-image-name="a16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bitmap" draw:fill-image-name="a9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draw:fill="none" draw:stroke="solid" svg:stroke-width="0.02083in" svg:stroke-color="#000000" draw:marker-end="a1501" svg:stroke-opacity="100%" draw:stroke-linejoin="miter" svg:stroke-linecap="butt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8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bitmap" draw:fill-image-name="a1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Files and System Calls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custom-shape svg:x="4.20313in" svg:y="4.88186in" svg:width="2.1875in" svg:height="0.29181in" draw:id="id86" draw:style-name="a881" draw:name="Oval 18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87" draw:style-name="a884" draw:name="Oval 17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presentation:style-name="a888" draw:name="Title 3" svg:x="0.40551in" svg:y="0.29948in" svg:width="9.18898in" svg:height="1.08724in" presentation:class="title" presentation:placeholder="false">
          <draw:text-box>
            <text:p text:style-name="a887" text:class-names="" text:cond-style-name=""><text:span text:style-name="a885" text:class-names="">From System Call API to disk</text:span><text:span text:style-name="a886" text:class-names=""/></text:p>
          </draw:text-box>
          <svg:title/>
          <svg:desc/>
        </draw:frame>
        <draw:connector draw:type="line" svg:x1="1.03906in" svg:y1="2.24219in" svg:x2="8.85156in" svg:y2="2.24219in" draw:id="id89" draw:style-name="a889" draw:name="Straight Connector 6">
          <svg:title/>
          <svg:desc/>
        </draw:connector>
        <draw:connector draw:type="line" svg:x1="1.03906in" svg:y1="4.43701in" svg:x2="8.85156in" svg:y2="4.43701in" draw:id="id90" draw:style-name="a890" draw:name="Straight Connector 7">
          <svg:title/>
          <svg:desc/>
        </draw:connector>
        <draw:custom-shape svg:x="1.03906in" svg:y="2.39584in" svg:width="2.02344in" svg:height="1.11718in" draw:id="id91" draw:style-name="a894" draw:name="Rectangle: Single Corner Snipped 9">
          <svg:title/>
          <svg:desc/>
          <text:p text:style-name="a893" text:class-names="" text:cond-style-name=""><text:span text:style-name="a891" text:class-names="">Map Name to ID</text:span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92" draw:style-name="a897" draw:name="Rectangle 10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93" draw:style-name="a900" draw:name="Rectangle 11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94" draw:style-name="a903" draw:name="Rectangle 12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95" draw:style-name="a906" draw:name="Rectangle 13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910" draw:name="TextBox 14" svg:x="3.78661in" svg:y="3.34349in" svg:width="1.15871in" svg:height="0.40391in">
          <draw:text-box>
            <text:p text:style-name="a909" text:class-names="" text:cond-style-name=""><text:span text:style-name="a907" text:class-names="">File Table</text:span><text:span text:style-name="a908" text:class-names=""/></text:p>
          </draw:text-box>
          <svg:title/>
          <svg:desc/>
        </draw:frame>
        <draw:custom-shape svg:x="6.04688in" svg:y="2.45313in" svg:width="1.42187in" svg:height="1.05989in" draw:id="id97" draw:style-name="a914" draw:name="Rectangle: Single Corner Snipped 15">
          <svg:title/>
          <svg:desc/>
          <text:p text:style-name="a913" text:class-names="" text:cond-style-name=""><text:span text:style-name="a911" text:class-names="">Map from file to disk block</text:span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98" draw:style-name="a917" draw:name="Oval 1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9" draw:style-name="a921" draw:name="TextBox 19" svg:x="3.27344in" svg:y="4.72845in" svg:width="0.62795in" svg:height="0.40391in">
          <draw:text-box>
            <text:p text:style-name="a920" text:class-names="" text:cond-style-name=""><text:span text:style-name="a918" text:class-names="">Disk</text:span><text:span text:style-name="a919" text:class-names=""/></text:p>
          </draw:text-box>
          <svg:title/>
          <svg:desc/>
        </draw:frame>
      </draw:page>
      <draw:page draw:name="Slide116" draw:style-name="a923" draw:master-page-name="Master1-Layout2-obj-Title-and-Content" presentation:presentation-page-layout-name="Master1-PPL2" draw:id="Slide-371">
        <draw:custom-shape svg:x="4.20313in" svg:y="4.88186in" svg:width="2.1875in" svg:height="0.29181in" draw:id="id100" draw:style-name="a927" draw:name="Oval 18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101" draw:style-name="a930" draw:name="Oval 17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2" presentation:style-name="a934" draw:name="Title 3" svg:x="0.40551in" svg:y="0.29948in" svg:width="9.18898in" svg:height="1.08724in" presentation:class="title" presentation:placeholder="false">
          <draw:text-box>
            <text:p text:style-name="a933" text:class-names="" text:cond-style-name=""><text:span text:style-name="a931" text:class-names="">From System Call API to disk</text:span><text:span text:style-name="a932" text:class-names=""/></text:p>
          </draw:text-box>
          <svg:title/>
          <svg:desc/>
        </draw:frame>
        <draw:connector draw:type="line" svg:x1="1.03906in" svg:y1="2.24219in" svg:x2="8.85156in" svg:y2="2.24219in" draw:id="id103" draw:style-name="a935" draw:name="Straight Connector 6">
          <svg:title/>
          <svg:desc/>
        </draw:connector>
        <draw:connector draw:type="line" svg:x1="1.03906in" svg:y1="4.43701in" svg:x2="8.85156in" svg:y2="4.43701in" draw:id="id104" draw:style-name="a936" draw:name="Straight Connector 7">
          <svg:title/>
          <svg:desc/>
        </draw:connector>
        <draw:custom-shape svg:x="1.03906in" svg:y="2.39584in" svg:width="2.02344in" svg:height="1.11718in" draw:id="id105" draw:style-name="a940" draw:name="Rectangle: Single Corner Snipped 9">
          <svg:title/>
          <svg:desc/>
          <text:p text:style-name="a939" text:class-names="" text:cond-style-name=""><text:span text:style-name="a937" text:class-names="">Map Name to ID</text:span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106" draw:style-name="a943" draw:name="Rectangle 10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107" draw:style-name="a946" draw:name="Rectangle 11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108" draw:style-name="a949" draw:name="Rectangle 12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109" draw:style-name="a952" draw:name="Rectangle 13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56" draw:name="TextBox 14" svg:x="3.78661in" svg:y="3.34349in" svg:width="1.15871in" svg:height="0.40391in">
          <draw:text-box>
            <text:p text:style-name="a955" text:class-names="" text:cond-style-name=""><text:span text:style-name="a953" text:class-names="">File Table</text:span><text:span text:style-name="a954" text:class-names=""/></text:p>
          </draw:text-box>
          <svg:title/>
          <svg:desc/>
        </draw:frame>
        <draw:custom-shape svg:x="6.04688in" svg:y="2.45313in" svg:width="1.42187in" svg:height="1.05989in" draw:id="id111" draw:style-name="a960" draw:name="Rectangle: Single Corner Snipped 15">
          <svg:title/>
          <svg:desc/>
          <text:p text:style-name="a959" text:class-names="" text:cond-style-name=""><text:span text:style-name="a957" text:class-names="">Map from file to disk block</text:span><text:span text:style-name="a9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112" draw:style-name="a963" draw:name="Oval 16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3" draw:style-name="a967" draw:name="TextBox 19" svg:x="3.27344in" svg:y="4.72845in" svg:width="0.62795in" svg:height="0.40391in">
          <draw:text-box>
            <text:p text:style-name="a966" text:class-names="" text:cond-style-name=""><text:span text:style-name="a964" text:class-names="">Disk</text:span><text:span text:style-name="a965" text:class-names=""/></text:p>
          </draw:text-box>
          <svg:title/>
          <svg:desc/>
        </draw:frame>
        <draw:connector draw:type="line" svg:x1="2.67969in" svg:y1="2.05064in" svg:x2="1.92188in" svg:y2="2.88927in" draw:id="id114" draw:style-name="a969" draw:name="Straight Arrow Connector 5">
          <svg:title/>
          <svg:desc/>
        </draw:connector>
        <draw:frame draw:id="id115" draw:style-name="a973" draw:name="TextBox 8" svg:x="2.09412in" svg:y="1.67816in" svg:width="1.80727in" svg:height="0.40391in">
          <draw:text-box>
            <text:p text:style-name="a972" text:class-names="" text:cond-style-name=""><text:span text:style-name="a970" text:class-names="">Week 9 Video 3</text:span><text:span text:style-name="a971" text:class-names=""/></text:p>
          </draw:text-box>
          <svg:title/>
          <svg:desc/>
        </draw:frame>
      </draw:page>
      <draw:page draw:name="Slide107" draw:style-name="a975" draw:master-page-name="Master1-Layout2-obj-Title-and-Content" presentation:presentation-page-layout-name="Master1-PPL2" draw:id="Slide-362">
        <draw:custom-shape svg:x="4.20313in" svg:y="4.88186in" svg:width="2.1875in" svg:height="0.29181in" draw:id="id116" draw:style-name="a979" draw:name="Oval 18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117" draw:style-name="a982" draw:name="Oval 17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8" presentation:style-name="a986" draw:name="Title 3" svg:x="0.40551in" svg:y="0.29948in" svg:width="9.18898in" svg:height="1.08724in" presentation:class="title" presentation:placeholder="false">
          <draw:text-box>
            <text:p text:style-name="a985" text:class-names="" text:cond-style-name=""><text:span text:style-name="a983" text:class-names="">From System Call API to disk</text:span><text:span text:style-name="a984" text:class-names=""/></text:p>
          </draw:text-box>
          <svg:title/>
          <svg:desc/>
        </draw:frame>
        <draw:connector draw:type="line" svg:x1="1.03906in" svg:y1="2.24219in" svg:x2="8.85156in" svg:y2="2.24219in" draw:id="id119" draw:style-name="a987" draw:name="Straight Connector 6">
          <svg:title/>
          <svg:desc/>
        </draw:connector>
        <draw:connector draw:type="line" svg:x1="1.03906in" svg:y1="4.43701in" svg:x2="8.85156in" svg:y2="4.43701in" draw:id="id120" draw:style-name="a988" draw:name="Straight Connector 7">
          <svg:title/>
          <svg:desc/>
        </draw:connector>
        <draw:custom-shape svg:x="1.03906in" svg:y="2.39584in" svg:width="2.02344in" svg:height="1.11718in" draw:id="id121" draw:style-name="a992" draw:name="Rectangle: Single Corner Snipped 9">
          <svg:title/>
          <svg:desc/>
          <text:p text:style-name="a991" text:class-names="" text:cond-style-name=""><text:span text:style-name="a989" text:class-names="">Map Name to ID</text:span><text:span text:style-name="a99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122" draw:style-name="a995" draw:name="Rectangle 10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123" draw:style-name="a998" draw:name="Rectangle 11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124" draw:style-name="a1001" draw:name="Rectangle 12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125" draw:style-name="a1004" draw:name="Rectangle 13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1008" draw:name="TextBox 14" svg:x="3.78661in" svg:y="3.34349in" svg:width="1.15871in" svg:height="0.40391in">
          <draw:text-box>
            <text:p text:style-name="a1007" text:class-names="" text:cond-style-name=""><text:span text:style-name="a1005" text:class-names="">File Table</text:span><text:span text:style-name="a1006" text:class-names=""/></text:p>
          </draw:text-box>
          <svg:title/>
          <svg:desc/>
        </draw:frame>
        <draw:custom-shape svg:x="6.04688in" svg:y="2.45313in" svg:width="1.42187in" svg:height="1.05989in" draw:id="id127" draw:style-name="a1012" draw:name="Rectangle: Single Corner Snipped 15">
          <svg:title/>
          <svg:desc/>
          <text:p text:style-name="a1011" text:class-names="" text:cond-style-name=""><text:span text:style-name="a1009" text:class-names="">Map from file to disk block</text:span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128" draw:style-name="a1015" draw:name="Oval 16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9" draw:style-name="a1019" draw:name="TextBox 19" svg:x="3.27344in" svg:y="4.72845in" svg:width="0.62795in" svg:height="0.40391in">
          <draw:text-box>
            <text:p text:style-name="a1018" text:class-names="" text:cond-style-name=""><text:span text:style-name="a1016" text:class-names="">Disk</text:span><text:span text:style-name="a1017" text:class-names=""/></text:p>
          </draw:text-box>
          <svg:title/>
          <svg:desc/>
        </draw:frame>
        <draw:connector draw:type="line" svg:x1="5.25in" svg:y1="1.88281in" svg:x2="4.39844in" svg:y2="2.86966in" draw:end-shape="id124" draw:end-glue-point="0" draw:id="id130" draw:style-name="a1021" draw:name="Straight Arrow Connector 5">
          <svg:title/>
          <svg:desc/>
        </draw:connector>
        <draw:frame draw:id="id131" draw:style-name="a1025" draw:name="TextBox 8" svg:x="5.14324in" svg:y="1.68933in" svg:width="1.80727in" svg:height="0.40391in">
          <draw:text-box>
            <text:p text:style-name="a1024" text:class-names="" text:cond-style-name=""><text:span text:style-name="a1022" text:class-names="">Week 6 Video 2</text:span><text:span text:style-name="a1023" text:class-names=""/></text:p>
          </draw:text-box>
          <svg:title/>
          <svg:desc/>
        </draw:frame>
      </draw:page>
      <draw:page draw:name="Slide108" draw:style-name="a1027" draw:master-page-name="Master1-Layout2-obj-Title-and-Content" presentation:presentation-page-layout-name="Master1-PPL2" draw:id="Slide-363">
        <draw:custom-shape svg:x="4.20313in" svg:y="4.88186in" svg:width="2.1875in" svg:height="0.29181in" draw:id="id132" draw:style-name="a1031" draw:name="Oval 18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133" draw:style-name="a1034" draw:name="Oval 17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4" presentation:style-name="a1038" draw:name="Title 3" svg:x="0.40551in" svg:y="0.29948in" svg:width="9.18898in" svg:height="1.08724in" presentation:class="title" presentation:placeholder="false">
          <draw:text-box>
            <text:p text:style-name="a1037" text:class-names="" text:cond-style-name=""><text:span text:style-name="a1035" text:class-names="">From System Call API to disk</text:span><text:span text:style-name="a1036" text:class-names=""/></text:p>
          </draw:text-box>
          <svg:title/>
          <svg:desc/>
        </draw:frame>
        <draw:connector draw:type="line" svg:x1="1.03906in" svg:y1="2.24219in" svg:x2="8.85156in" svg:y2="2.24219in" draw:id="id135" draw:style-name="a1039" draw:name="Straight Connector 6">
          <svg:title/>
          <svg:desc/>
        </draw:connector>
        <draw:connector draw:type="line" svg:x1="1.03906in" svg:y1="4.43701in" svg:x2="8.85156in" svg:y2="4.43701in" draw:id="id136" draw:style-name="a1040" draw:name="Straight Connector 7">
          <svg:title/>
          <svg:desc/>
        </draw:connector>
        <draw:custom-shape svg:x="1.03906in" svg:y="2.39584in" svg:width="2.02344in" svg:height="1.11718in" draw:id="id137" draw:style-name="a1044" draw:name="Rectangle: Single Corner Snipped 9">
          <svg:title/>
          <svg:desc/>
          <text:p text:style-name="a1043" text:class-names="" text:cond-style-name=""><text:span text:style-name="a1041" text:class-names="">Map Name to ID</text:span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138" draw:style-name="a1047" draw:name="Rectangle 10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139" draw:style-name="a1050" draw:name="Rectangle 11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140" draw:style-name="a1053" draw:name="Rectangle 12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141" draw:style-name="a1056" draw:name="Rectangle 13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1060" draw:name="TextBox 14" svg:x="3.78661in" svg:y="3.34349in" svg:width="1.15871in" svg:height="0.40391in">
          <draw:text-box>
            <text:p text:style-name="a1059" text:class-names="" text:cond-style-name=""><text:span text:style-name="a1057" text:class-names="">File Table</text:span><text:span text:style-name="a1058" text:class-names=""/></text:p>
          </draw:text-box>
          <svg:title/>
          <svg:desc/>
        </draw:frame>
        <draw:custom-shape svg:x="6.04688in" svg:y="2.45313in" svg:width="1.42187in" svg:height="1.05989in" draw:id="id143" draw:style-name="a1064" draw:name="Rectangle: Single Corner Snipped 15">
          <svg:title/>
          <svg:desc/>
          <text:p text:style-name="a1063" text:class-names="" text:cond-style-name=""><text:span text:style-name="a1061" text:class-names="">Map from file to disk block</text:span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144" draw:style-name="a1067" draw:name="Oval 16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5" draw:style-name="a1071" draw:name="TextBox 19" svg:x="3.27344in" svg:y="4.72845in" svg:width="0.62795in" svg:height="0.40391in">
          <draw:text-box>
            <text:p text:style-name="a1070" text:class-names="" text:cond-style-name=""><text:span text:style-name="a1068" text:class-names="">Disk</text:span><text:span text:style-name="a1069" text:class-names=""/></text:p>
          </draw:text-box>
          <svg:title/>
          <svg:desc/>
        </draw:frame>
        <draw:frame draw:id="id146" draw:style-name="a1075" draw:name="TextBox 8" svg:x="5.14324in" svg:y="1.68933in" svg:width="1.80727in" svg:height="0.40391in">
          <draw:text-box>
            <text:p text:style-name="a1074" text:class-names="" text:cond-style-name=""><text:span text:style-name="a1072" text:class-names="">Week 9 Video 2</text:span><text:span text:style-name="a1073" text:class-names=""/></text:p>
          </draw:text-box>
          <svg:title/>
          <svg:desc/>
        </draw:frame>
        <draw:connector draw:type="line" svg:x1="6.04688in" svg:y1="2.09323in" draw:start-shape="id146" draw:start-glue-point="2" svg:x2="6.39063in" svg:y2="2.62497in" draw:id="id147" draw:style-name="a1077" draw:name="Straight Arrow Connector 2">
          <svg:title/>
          <svg:desc/>
        </draw:connector>
      </draw:page>
      <draw:page draw:name="Slide109" draw:style-name="a1079" draw:master-page-name="Master1-Layout2-obj-Title-and-Content" presentation:presentation-page-layout-name="Master1-PPL2" draw:id="Slide-364">
        <draw:custom-shape svg:x="4.20313in" svg:y="4.88186in" svg:width="2.1875in" svg:height="0.29181in" draw:id="id148" draw:style-name="a1083" draw:name="Oval 1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149" draw:style-name="a1086" draw:name="Oval 17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0" presentation:style-name="a1090" draw:name="Title 3" svg:x="0.40551in" svg:y="0.29948in" svg:width="9.18898in" svg:height="1.08724in" presentation:class="title" presentation:placeholder="false">
          <draw:text-box>
            <text:p text:style-name="a1089" text:class-names="" text:cond-style-name=""><text:span text:style-name="a1087" text:class-names="">From System Call API to disk</text:span><text:span text:style-name="a1088" text:class-names=""/></text:p>
          </draw:text-box>
          <svg:title/>
          <svg:desc/>
        </draw:frame>
        <draw:connector draw:type="line" svg:x1="1.03906in" svg:y1="2.24219in" svg:x2="8.85156in" svg:y2="2.24219in" draw:id="id151" draw:style-name="a1091" draw:name="Straight Connector 6">
          <svg:title/>
          <svg:desc/>
        </draw:connector>
        <draw:connector draw:type="line" svg:x1="1.03906in" svg:y1="4.43701in" svg:x2="8.85156in" svg:y2="4.43701in" draw:id="id152" draw:style-name="a1092" draw:name="Straight Connector 7">
          <svg:title/>
          <svg:desc/>
        </draw:connector>
        <draw:custom-shape svg:x="1.03906in" svg:y="2.39584in" svg:width="2.02344in" svg:height="1.11718in" draw:id="id153" draw:style-name="a1096" draw:name="Rectangle: Single Corner Snipped 9">
          <svg:title/>
          <svg:desc/>
          <text:p text:style-name="a1095" text:class-names="" text:cond-style-name=""><text:span text:style-name="a1093" text:class-names="">Map Name to ID</text:span><text:span text:style-name="a109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154" draw:style-name="a1099" draw:name="Rectangle 10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155" draw:style-name="a1102" draw:name="Rectangle 11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156" draw:style-name="a1105" draw:name="Rectangle 12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157" draw:style-name="a1108" draw:name="Rectangle 13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1112" draw:name="TextBox 14" svg:x="3.78661in" svg:y="3.34349in" svg:width="1.15871in" svg:height="0.40391in">
          <draw:text-box>
            <text:p text:style-name="a1111" text:class-names="" text:cond-style-name=""><text:span text:style-name="a1109" text:class-names="">File Table</text:span><text:span text:style-name="a1110" text:class-names=""/></text:p>
          </draw:text-box>
          <svg:title/>
          <svg:desc/>
        </draw:frame>
        <draw:custom-shape svg:x="6.04688in" svg:y="2.45313in" svg:width="1.42187in" svg:height="1.05989in" draw:id="id159" draw:style-name="a1116" draw:name="Rectangle: Single Corner Snipped 15">
          <svg:title/>
          <svg:desc/>
          <text:p text:style-name="a1115" text:class-names="" text:cond-style-name=""><text:span text:style-name="a1113" text:class-names="">Map from file to disk block</text:span><text:span text:style-name="a11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160" draw:style-name="a1119" draw:name="Oval 16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1" draw:style-name="a1123" draw:name="TextBox 19" svg:x="3.27344in" svg:y="4.72845in" svg:width="0.62795in" svg:height="0.40391in">
          <draw:text-box>
            <text:p text:style-name="a1122" text:class-names="" text:cond-style-name=""><text:span text:style-name="a1120" text:class-names="">Disk</text:span><text:span text:style-name="a1121" text:class-names=""/></text:p>
          </draw:text-box>
          <svg:title/>
          <svg:desc/>
        </draw:frame>
        <draw:frame draw:id="id162" draw:style-name="a1127" draw:name="TextBox 1" svg:x="1.23438in" svg:y="1.58594in" svg:width="0.76118in" svg:height="0.40391in">
          <draw:text-box>
            <text:p text:style-name="a1126" text:class-names="" text:cond-style-name=""><text:span text:style-name="a1124" text:class-names="">Open</text:span><text:span text:style-name="a1125" text:class-names=""/></text:p>
          </draw:text-box>
          <svg:title/>
          <svg:desc/>
        </draw:frame>
        <draw:connector draw:type="line" svg:x1="1.64844in" svg:y1="2.07813in" svg:x2="1.64844in" svg:y2="2.39584in" draw:id="id163" draw:style-name="a1129" draw:name="Straight Arrow Connector 4">
          <svg:title/>
          <svg:desc/>
        </draw:connector>
        <draw:frame draw:id="id164" draw:style-name="a1133" draw:name="TextBox 8" svg:x="1.65809in" svg:y="1.87438in" svg:width="1.19945in" svg:height="0.40391in">
          <draw:text-box>
            <text:p text:style-name="a1132" text:class-names="" text:cond-style-name=""><text:span text:style-name="a1130" text:class-names="">File name</text:span><text:span text:style-name="a1131" text:class-names=""/></text:p>
          </draw:text-box>
          <svg:title/>
          <svg:desc/>
        </draw:frame>
        <draw:connector draw:type="line" svg:x1="3.0625in" svg:y1="2.86188in" svg:x2="3.78661in" svg:y2="2.86188in" draw:id="id165" draw:style-name="a1135" draw:name="Straight Arrow Connector 21">
          <svg:title/>
          <svg:desc/>
        </draw:connector>
        <draw:frame draw:id="id166" draw:style-name="a1143" draw:name="TextBox 23" svg:x="3.0625in" svg:y="2.57486in" svg:width="0.77023in" svg:height="0.80781in">
          <draw:text-box>
            <text:p text:style-name="a1137" text:class-names="" text:cond-style-name=""><text:span text:style-name="a1136" text:class-names="">File</text:span></text:p>
            <text:p text:style-name="a1139" text:class-names="" text:cond-style-name=""><text:span text:style-name="a1138" text:class-names="">System</text:span></text:p>
            <text:p text:style-name="a1142" text:class-names="" text:cond-style-name=""><text:span text:style-name="a1140" text:class-names="">ID</text:span><text:span text:style-name="a1141" text:class-names=""/></text:p>
          </draw:text-box>
          <svg:title/>
          <svg:desc/>
        </draw:frame>
        <draw:connector draw:type="line" svg:x1="4.39844in" svg:y1="2.39584in" draw:start-shape="id154" draw:start-glue-point="0" svg:x2="2.25781in" svg:y2="1.78789in" draw:id="id167" draw:style-name="a1145" draw:name="Straight Arrow Connector 25">
          <svg:title/>
          <svg:desc/>
        </draw:connector>
        <draw:frame draw:id="id168" draw:style-name="a1149" draw:name="TextBox 26" svg:x="2.86719in" svg:y="1.66278in" svg:width="1.68498in" svg:height="0.40391in">
          <draw:text-box>
            <text:p text:style-name="a1148" text:class-names="" text:cond-style-name=""><text:span text:style-name="a1146" text:class-names="">File Descriptor</text:span><text:span text:style-name="a1147" text:class-names=""/></text:p>
          </draw:text-box>
          <svg:title/>
          <svg:desc/>
        </draw:frame>
      </draw:page>
      <draw:page draw:name="Slide110" draw:style-name="a1151" draw:master-page-name="Master1-Layout2-obj-Title-and-Content" presentation:presentation-page-layout-name="Master1-PPL2" draw:id="Slide-365">
        <draw:custom-shape svg:x="4.20313in" svg:y="4.88186in" svg:width="2.1875in" svg:height="0.29181in" draw:id="id169" draw:style-name="a1155" draw:name="Oval 18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170" draw:style-name="a1158" draw:name="Oval 17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1" presentation:style-name="a1162" draw:name="Title 3" svg:x="0.40551in" svg:y="0.29948in" svg:width="9.18898in" svg:height="1.08724in" presentation:class="title" presentation:placeholder="false">
          <draw:text-box>
            <text:p text:style-name="a1161" text:class-names="" text:cond-style-name=""><text:span text:style-name="a1159" text:class-names="">From System Call API to disk</text:span><text:span text:style-name="a1160" text:class-names=""/></text:p>
          </draw:text-box>
          <svg:title/>
          <svg:desc/>
        </draw:frame>
        <draw:connector draw:type="line" svg:x1="1.03906in" svg:y1="2.24219in" svg:x2="8.85156in" svg:y2="2.24219in" draw:id="id172" draw:style-name="a1163" draw:name="Straight Connector 6">
          <svg:title/>
          <svg:desc/>
        </draw:connector>
        <draw:connector draw:type="line" svg:x1="1.03906in" svg:y1="4.43701in" svg:x2="8.85156in" svg:y2="4.43701in" draw:id="id173" draw:style-name="a1164" draw:name="Straight Connector 7">
          <svg:title/>
          <svg:desc/>
        </draw:connector>
        <draw:custom-shape svg:x="1.03906in" svg:y="2.39584in" svg:width="2.02344in" svg:height="1.11718in" draw:id="id174" draw:style-name="a1168" draw:name="Rectangle: Single Corner Snipped 9">
          <svg:title/>
          <svg:desc/>
          <text:p text:style-name="a1167" text:class-names="" text:cond-style-name=""><text:span text:style-name="a1165" text:class-names="">Map Name to ID</text:span><text:span text:style-name="a11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175" draw:style-name="a1171" draw:name="Rectangle 10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176" draw:style-name="a1174" draw:name="Rectangle 11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177" draw:style-name="a1177" draw:name="Rectangle 12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178" draw:style-name="a1180" draw:name="Rectangle 13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184" draw:name="TextBox 14" svg:x="3.78661in" svg:y="3.34349in" svg:width="1.15871in" svg:height="0.40391in">
          <draw:text-box>
            <text:p text:style-name="a1183" text:class-names="" text:cond-style-name=""><text:span text:style-name="a1181" text:class-names="">File Table</text:span><text:span text:style-name="a1182" text:class-names=""/></text:p>
          </draw:text-box>
          <svg:title/>
          <svg:desc/>
        </draw:frame>
        <draw:custom-shape svg:x="6.04688in" svg:y="2.45313in" svg:width="1.42187in" svg:height="1.05989in" draw:id="id180" draw:style-name="a1188" draw:name="Rectangle: Single Corner Snipped 15">
          <svg:title/>
          <svg:desc/>
          <text:p text:style-name="a1187" text:class-names="" text:cond-style-name=""><text:span text:style-name="a1185" text:class-names="">Map from file to disk block</text:span><text:span text:style-name="a11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181" draw:style-name="a1191" draw:name="Oval 16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2" draw:style-name="a1195" draw:name="TextBox 19" svg:x="3.27344in" svg:y="4.72845in" svg:width="0.62795in" svg:height="0.40391in">
          <draw:text-box>
            <text:p text:style-name="a1194" text:class-names="" text:cond-style-name=""><text:span text:style-name="a1192" text:class-names="">Disk</text:span><text:span text:style-name="a1193" text:class-names=""/></text:p>
          </draw:text-box>
          <svg:title/>
          <svg:desc/>
        </draw:frame>
        <draw:frame draw:id="id183" draw:style-name="a1199" draw:name="TextBox 1" svg:x="1.23438in" svg:y="1.58594in" svg:width="0.76118in" svg:height="0.40391in">
          <draw:text-box>
            <text:p text:style-name="a1198" text:class-names="" text:cond-style-name=""><text:span text:style-name="a1196" text:class-names="">Open</text:span><text:span text:style-name="a1197" text:class-names=""/></text:p>
          </draw:text-box>
          <svg:title/>
          <svg:desc/>
        </draw:frame>
        <draw:connector draw:type="line" svg:x1="1.64844in" svg:y1="2.07813in" svg:x2="1.64844in" svg:y2="2.39584in" draw:id="id184" draw:style-name="a1201" draw:name="Straight Arrow Connector 4">
          <svg:title/>
          <svg:desc/>
        </draw:connector>
        <draw:frame draw:id="id185" draw:style-name="a1205" draw:name="TextBox 8" svg:x="1.65809in" svg:y="1.87438in" svg:width="1.19945in" svg:height="0.40391in">
          <draw:text-box>
            <text:p text:style-name="a1204" text:class-names="" text:cond-style-name=""><text:span text:style-name="a1202" text:class-names="">File name</text:span><text:span text:style-name="a1203" text:class-names=""/></text:p>
          </draw:text-box>
          <svg:title/>
          <svg:desc/>
        </draw:frame>
        <draw:connector draw:type="line" svg:x1="3.0625in" svg:y1="2.86188in" svg:x2="3.78661in" svg:y2="2.86188in" draw:id="id186" draw:style-name="a1207" draw:name="Straight Arrow Connector 21">
          <svg:title/>
          <svg:desc/>
        </draw:connector>
        <draw:frame draw:id="id187" draw:style-name="a1215" draw:name="TextBox 23" svg:x="3.0625in" svg:y="2.57486in" svg:width="0.77023in" svg:height="0.80781in">
          <draw:text-box>
            <text:p text:style-name="a1209" text:class-names="" text:cond-style-name=""><text:span text:style-name="a1208" text:class-names="">File</text:span></text:p>
            <text:p text:style-name="a1211" text:class-names="" text:cond-style-name=""><text:span text:style-name="a1210" text:class-names="">System</text:span></text:p>
            <text:p text:style-name="a1214" text:class-names="" text:cond-style-name=""><text:span text:style-name="a1212" text:class-names="">ID</text:span><text:span text:style-name="a1213" text:class-names=""/></text:p>
          </draw:text-box>
          <svg:title/>
          <svg:desc/>
        </draw:frame>
        <draw:connector draw:type="line" svg:x1="4.39844in" svg:y1="2.39584in" draw:start-shape="id175" draw:start-glue-point="0" svg:x2="2.25781in" svg:y2="1.78789in" draw:id="id188" draw:style-name="a1217" draw:name="Straight Arrow Connector 25">
          <svg:title/>
          <svg:desc/>
        </draw:connector>
        <draw:frame draw:id="id189" draw:style-name="a1221" draw:name="TextBox 26" svg:x="2.59528in" svg:y="1.64932in" svg:width="1.19005in" svg:height="0.30293in">
          <draw:text-box>
            <text:p text:style-name="a1220" text:class-names="" text:cond-style-name=""><text:span text:style-name="a1218" text:class-names="">File Descriptor</text:span><text:span text:style-name="a1219" text:class-names=""/></text:p>
          </draw:text-box>
          <svg:title/>
          <svg:desc/>
        </draw:frame>
        <draw:frame draw:id="id190" draw:style-name="a1225" draw:name="TextBox 2" svg:x="6.08572in" svg:y="1.56247in" svg:width="1.38303in" svg:height="0.40391in">
          <draw:text-box>
            <text:p text:style-name="a1224" text:class-names="" text:cond-style-name=""><text:span text:style-name="a1222" text:class-names="">Read/Write</text:span><text:span text:style-name="a1223" text:class-names=""/></text:p>
          </draw:text-box>
          <svg:title/>
          <svg:desc/>
        </draw:frame>
        <draw:connector draw:type="line" svg:x1="5.96094in" svg:y1="1.87438in" svg:x2="4.80469in" svg:y2="2.39584in" draw:id="id191" draw:style-name="a1227" draw:name="Straight Arrow Connector 20">
          <svg:title/>
          <svg:desc/>
        </draw:connector>
        <draw:frame draw:id="id192" draw:style-name="a1231" draw:name="TextBox 28" svg:x="4.70185in" svg:y="1.70624in" svg:width="1.19005in" svg:height="0.30293in">
          <draw:text-box>
            <text:p text:style-name="a1230" text:class-names="" text:cond-style-name=""><text:span text:style-name="a1228" text:class-names="">File Descriptor</text:span><text:span text:style-name="a1229" text:class-names=""/></text:p>
          </draw:text-box>
          <svg:title/>
          <svg:desc/>
        </draw:frame>
        <draw:connector draw:type="line" svg:x1="5.01027in" svg:y1="2.8474in" svg:x2="6.05714in" svg:y2="2.8474in" draw:id="id193" draw:style-name="a1233" draw:name="Straight Arrow Connector 24">
          <svg:title/>
          <svg:desc/>
        </draw:connector>
        <draw:frame draw:id="id194" draw:style-name="a1237" draw:name="TextBox 29" svg:x="5.10328in" svg:y="2.47521in" svg:width="0.70677in" svg:height="0.40391in">
          <draw:text-box>
            <text:p text:style-name="a1236" text:class-names="" text:cond-style-name=""><text:span text:style-name="a1234" text:class-names="">FS ID</text:span><text:span text:style-name="a1235" text:class-names=""/></text:p>
          </draw:text-box>
          <svg:title/>
          <svg:desc/>
        </draw:frame>
        <draw:frame draw:id="id195" draw:style-name="a1241" draw:name="TextBox 30" svg:x="4.24219in" svg:y="4.08955in" svg:width="4.83643in" svg:height="0.40391in">
          <draw:text-box>
            <text:p text:style-name="a1240" text:class-names="" text:cond-style-name=""><text:span text:style-name="a1238" text:class-names="">API: read/write sector S, on Track T, Plateau P</text:span><text:span text:style-name="a1239" text:class-names=""/></text:p>
          </draw:text-box>
          <svg:title/>
          <svg:desc/>
        </draw:frame>
        <draw:connector draw:type="line" svg:x1="6.75781in" svg:y1="3.51301in" draw:start-shape="id180" draw:start-glue-point="2" svg:x2="6.30469in" svg:y2="4.16406in" draw:id="id196" draw:style-name="a1243" draw:name="Straight Arrow Connector 32">
          <svg:title/>
          <svg:desc/>
        </draw:connector>
        <draw:frame draw:id="id197" draw:style-name="a1247" draw:name="TextBox 33" svg:x="4.9779in" svg:y="3.71431in" svg:width="1.38303in" svg:height="0.40391in">
          <draw:text-box>
            <text:p text:style-name="a1246" text:class-names="" text:cond-style-name=""><text:span text:style-name="a1244" text:class-names="">Read/Write</text:span><text:span text:style-name="a1245" text:class-names=""/></text:p>
          </draw:text-box>
          <svg:title/>
          <svg:desc/>
        </draw:frame>
        <draw:connector draw:type="line" svg:x1="8.125in" svg:y1="4.08955in" svg:x2="7.3125in" svg:y2="1.96638in" draw:id="id198" draw:style-name="a1249" draw:name="Straight Arrow Connector 35">
          <svg:title/>
          <svg:desc/>
        </draw:connector>
        <draw:frame draw:id="id199" draw:style-name="a1253" draw:name="TextBox 36" svg:x="7.89167in" svg:y="2.79407in" svg:width="0.67865in" svg:height="0.40391in">
          <draw:text-box>
            <text:p text:style-name="a1252" text:class-names="" text:cond-style-name=""><text:span text:style-name="a1250" text:class-names="">Data</text:span><text:span text:style-name="a1251" text:class-names=""/></text:p>
          </draw:text-box>
          <svg:title/>
          <svg:desc/>
        </draw:frame>
        <draw:connector draw:type="line" svg:x1="4.625in" svg:y1="4in" svg:x2="4.5in" svg:y2="3.71431in" draw:id="id200" draw:style-name="a1255" draw:name="Straight Arrow Connector 38">
          <svg:title/>
          <svg:desc/>
        </draw:connector>
        <draw:frame draw:id="id201" draw:style-name="a1259" draw:name="TextBox 39" svg:x="3.37443in" svg:y="3.74628in" svg:width="1.25057in" svg:height="0.30293in">
          <draw:text-box>
            <text:p text:style-name="a1258" text:class-names="" text:cond-style-name=""><text:span text:style-name="a1256" text:class-names="">Success/Failure</text:span><text:span text:style-name="a1257" text:class-names=""/></text:p>
          </draw:text-box>
          <svg:title/>
          <svg:desc/>
        </draw:frame>
      </draw:page>
      <draw:page draw:name="Slide111" draw:style-name="a1261" draw:master-page-name="Master1-Layout3-cust-Title-Slide-White-and-Image" presentation:presentation-page-layout-name="Master1-PPL3" draw:id="Slide-366">
        <draw:frame draw:id="id202" presentation:style-name="a1265" draw:name="Title 3" svg:x="0.40551in" svg:y="1.74803in" svg:width="5.75197in" svg:height="1.20472in" presentation:class="title" presentation:placeholder="false">
          <draw:text-box>
            <text:p text:style-name="a1264" text:class-names="" text:cond-style-name=""><text:span text:style-name="a1262" text:class-names="">Problem?</text:span><text:span text:style-name="a1263" text:class-names=""/></text:p>
          </draw:text-box>
          <svg:title/>
          <svg:desc/>
        </draw:frame>
        <draw:frame draw:id="id203" presentation:style-name="a1266" draw:name="Subtitle 4" svg:x="0.40551in" svg:y="2.95443in" svg:width="5.75197in" svg:height="1.43701in" presentation:class="subtitle" presentation:placeholder="true">
          <draw:text-box/>
          <svg:title/>
          <svg:desc/>
        </draw:frame>
      </draw:page>
      <draw:page draw:name="Slide112" draw:style-name="a1268" draw:master-page-name="Master1-Layout3-cust-Title-Slide-White-and-Image" presentation:presentation-page-layout-name="Master1-PPL3" draw:id="Slide-367">
        <draw:frame draw:id="id204" presentation:style-name="a1272" draw:name="Title 3" svg:x="0.40551in" svg:y="1.74803in" svg:width="5.75197in" svg:height="1.20472in" presentation:class="title" presentation:placeholder="false">
          <draw:text-box>
            <text:p text:style-name="a1271" text:class-names="" text:cond-style-name=""><text:span text:style-name="a1269" text:class-names="">Problem?</text:span><text:span text:style-name="a1270" text:class-names=""/></text:p>
          </draw:text-box>
          <svg:title/>
          <svg:desc/>
        </draw:frame>
        <draw:frame draw:id="id205" presentation:style-name="a1276" draw:name="Subtitle 4" svg:x="0.40551in" svg:y="2.95443in" svg:width="5.75197in" svg:height="1.43701in" presentation:class="subtitle" presentation:placeholder="false">
          <draw:text-box>
            <text:p text:style-name="a1275" text:class-names="" text:cond-style-name=""><text:span text:style-name="a1273" text:class-names="">Disk are very slow!</text:span><text:span text:style-name="a1274" text:class-names=""/></text:p>
          </draw:text-box>
          <svg:title/>
          <svg:desc/>
        </draw:frame>
      </draw:page>
      <draw:page draw:name="Slide113" draw:style-name="a1278" draw:master-page-name="Master1-Layout2-obj-Title-and-Content" presentation:presentation-page-layout-name="Master1-PPL2" draw:id="Slide-368">
        <draw:custom-shape svg:x="4.20313in" svg:y="4.88186in" svg:width="2.1875in" svg:height="0.29181in" draw:id="id206" draw:style-name="a1282" draw:name="Oval 18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207" draw:style-name="a1285" draw:name="Oval 17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8" presentation:style-name="a1289" draw:name="Title 3" svg:x="0.40551in" svg:y="0.29948in" svg:width="9.18898in" svg:height="1.08724in" presentation:class="title" presentation:placeholder="false">
          <draw:text-box>
            <text:p text:style-name="a1288" text:class-names="" text:cond-style-name=""><text:span text:style-name="a1286" text:class-names="">From System Call API to disk</text:span><text:span text:style-name="a1287" text:class-names=""/></text:p>
          </draw:text-box>
          <svg:title/>
          <svg:desc/>
        </draw:frame>
        <draw:connector draw:type="line" svg:x1="1.03906in" svg:y1="2.24219in" svg:x2="8.85156in" svg:y2="2.24219in" draw:id="id209" draw:style-name="a1290" draw:name="Straight Connector 6">
          <svg:title/>
          <svg:desc/>
        </draw:connector>
        <draw:connector draw:type="line" svg:x1="1.03906in" svg:y1="4.43701in" svg:x2="8.85156in" svg:y2="4.43701in" draw:id="id210" draw:style-name="a1291" draw:name="Straight Connector 7">
          <svg:title/>
          <svg:desc/>
        </draw:connector>
        <draw:custom-shape svg:x="1.03906in" svg:y="2.39584in" svg:width="2.02344in" svg:height="1.11718in" draw:id="id211" draw:style-name="a1295" draw:name="Rectangle: Single Corner Snipped 9">
          <svg:title/>
          <svg:desc/>
          <text:p text:style-name="a1294" text:class-names="" text:cond-style-name=""><text:span text:style-name="a1292" text:class-names="">Map Name to ID</text:span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212" draw:style-name="a1298" draw:name="Rectangle 10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213" draw:style-name="a1301" draw:name="Rectangle 11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214" draw:style-name="a1304" draw:name="Rectangle 12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215" draw:style-name="a1307" draw:name="Rectangle 13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draw:style-name="a1311" draw:name="TextBox 14" svg:x="3.78661in" svg:y="3.34349in" svg:width="1.15871in" svg:height="0.40391in">
          <draw:text-box>
            <text:p text:style-name="a1310" text:class-names="" text:cond-style-name=""><text:span text:style-name="a1308" text:class-names="">File Table</text:span><text:span text:style-name="a1309" text:class-names=""/></text:p>
          </draw:text-box>
          <svg:title/>
          <svg:desc/>
        </draw:frame>
        <draw:custom-shape svg:x="6.04688in" svg:y="2.45313in" svg:width="1.42187in" svg:height="1.05989in" draw:id="id217" draw:style-name="a1315" draw:name="Rectangle: Single Corner Snipped 15">
          <svg:title/>
          <svg:desc/>
          <text:p text:style-name="a1314" text:class-names="" text:cond-style-name=""><text:span text:style-name="a1312" text:class-names="">Map from file to disk block</text:span><text:span text:style-name="a131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218" draw:style-name="a1318" draw:name="Oval 16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9" draw:style-name="a1322" draw:name="TextBox 19" svg:x="3.27344in" svg:y="4.72845in" svg:width="0.62795in" svg:height="0.40391in">
          <draw:text-box>
            <text:p text:style-name="a1321" text:class-names="" text:cond-style-name=""><text:span text:style-name="a1319" text:class-names="">Disk</text:span><text:span text:style-name="a1320" text:class-names=""/></text:p>
          </draw:text-box>
          <svg:title/>
          <svg:desc/>
        </draw:frame>
        <draw:frame draw:id="id220" draw:style-name="a1326" draw:name="TextBox 1" svg:x="1.23438in" svg:y="1.58594in" svg:width="0.76118in" svg:height="0.40391in">
          <draw:text-box>
            <text:p text:style-name="a1325" text:class-names="" text:cond-style-name=""><text:span text:style-name="a1323" text:class-names="">Open</text:span><text:span text:style-name="a1324" text:class-names=""/></text:p>
          </draw:text-box>
          <svg:title/>
          <svg:desc/>
        </draw:frame>
        <draw:connector draw:type="line" svg:x1="1.64844in" svg:y1="2.07813in" svg:x2="1.64844in" svg:y2="2.39584in" draw:id="id221" draw:style-name="a1328" draw:name="Straight Arrow Connector 4">
          <svg:title/>
          <svg:desc/>
        </draw:connector>
        <draw:frame draw:id="id222" draw:style-name="a1332" draw:name="TextBox 8" svg:x="1.65809in" svg:y="1.87438in" svg:width="1.19945in" svg:height="0.40391in">
          <draw:text-box>
            <text:p text:style-name="a1331" text:class-names="" text:cond-style-name=""><text:span text:style-name="a1329" text:class-names="">File name</text:span><text:span text:style-name="a1330" text:class-names=""/></text:p>
          </draw:text-box>
          <svg:title/>
          <svg:desc/>
        </draw:frame>
        <draw:connector draw:type="line" svg:x1="3.0625in" svg:y1="2.86188in" svg:x2="3.78661in" svg:y2="2.86188in" draw:id="id223" draw:style-name="a1334" draw:name="Straight Arrow Connector 21">
          <svg:title/>
          <svg:desc/>
        </draw:connector>
        <draw:frame draw:id="id224" draw:style-name="a1342" draw:name="TextBox 23" svg:x="3.0625in" svg:y="2.57486in" svg:width="0.77023in" svg:height="0.80781in">
          <draw:text-box>
            <text:p text:style-name="a1336" text:class-names="" text:cond-style-name=""><text:span text:style-name="a1335" text:class-names="">File</text:span></text:p>
            <text:p text:style-name="a1338" text:class-names="" text:cond-style-name=""><text:span text:style-name="a1337" text:class-names="">System</text:span></text:p>
            <text:p text:style-name="a1341" text:class-names="" text:cond-style-name=""><text:span text:style-name="a1339" text:class-names="">ID</text:span><text:span text:style-name="a1340" text:class-names=""/></text:p>
          </draw:text-box>
          <svg:title/>
          <svg:desc/>
        </draw:frame>
        <draw:connector draw:type="line" svg:x1="4.39844in" svg:y1="2.39584in" draw:start-shape="id212" draw:start-glue-point="0" svg:x2="2.25781in" svg:y2="1.78789in" draw:id="id225" draw:style-name="a1344" draw:name="Straight Arrow Connector 25">
          <svg:title/>
          <svg:desc/>
        </draw:connector>
        <draw:frame draw:id="id226" draw:style-name="a1348" draw:name="TextBox 26" svg:x="2.59528in" svg:y="1.64932in" svg:width="1.19005in" svg:height="0.30293in">
          <draw:text-box>
            <text:p text:style-name="a1347" text:class-names="" text:cond-style-name=""><text:span text:style-name="a1345" text:class-names="">File Descriptor</text:span><text:span text:style-name="a1346" text:class-names=""/></text:p>
          </draw:text-box>
          <svg:title/>
          <svg:desc/>
        </draw:frame>
        <draw:frame draw:id="id227" draw:style-name="a1352" draw:name="TextBox 2" svg:x="6.08572in" svg:y="1.56247in" svg:width="1.38303in" svg:height="0.40391in">
          <draw:text-box>
            <text:p text:style-name="a1351" text:class-names="" text:cond-style-name=""><text:span text:style-name="a1349" text:class-names="">Read/Write</text:span><text:span text:style-name="a1350" text:class-names=""/></text:p>
          </draw:text-box>
          <svg:title/>
          <svg:desc/>
        </draw:frame>
        <draw:connector draw:type="line" svg:x1="5.96094in" svg:y1="1.87438in" svg:x2="4.80469in" svg:y2="2.39584in" draw:id="id228" draw:style-name="a1354" draw:name="Straight Arrow Connector 20">
          <svg:title/>
          <svg:desc/>
        </draw:connector>
        <draw:frame draw:id="id229" draw:style-name="a1358" draw:name="TextBox 28" svg:x="4.70185in" svg:y="1.70624in" svg:width="1.19005in" svg:height="0.30293in">
          <draw:text-box>
            <text:p text:style-name="a1357" text:class-names="" text:cond-style-name=""><text:span text:style-name="a1355" text:class-names="">File Descriptor</text:span><text:span text:style-name="a1356" text:class-names=""/></text:p>
          </draw:text-box>
          <svg:title/>
          <svg:desc/>
        </draw:frame>
        <draw:connector draw:type="line" svg:x1="5.01027in" svg:y1="2.8474in" svg:x2="6.05714in" svg:y2="2.8474in" draw:id="id230" draw:style-name="a1360" draw:name="Straight Arrow Connector 24">
          <svg:title/>
          <svg:desc/>
        </draw:connector>
        <draw:frame draw:id="id231" draw:style-name="a1364" draw:name="TextBox 29" svg:x="5.10328in" svg:y="2.47521in" svg:width="0.70677in" svg:height="0.40391in">
          <draw:text-box>
            <text:p text:style-name="a1363" text:class-names="" text:cond-style-name=""><text:span text:style-name="a1361" text:class-names="">FS ID</text:span><text:span text:style-name="a1362" text:class-names=""/></text:p>
          </draw:text-box>
          <svg:title/>
          <svg:desc/>
        </draw:frame>
        <draw:frame draw:id="id232" draw:style-name="a1368" draw:name="TextBox 30" svg:x="4.24219in" svg:y="4.08955in" svg:width="4.83643in" svg:height="0.40391in">
          <draw:text-box>
            <text:p text:style-name="a1367" text:class-names="" text:cond-style-name=""><text:span text:style-name="a1365" text:class-names="">API: read/write sector S, on Track T, Plateau P</text:span><text:span text:style-name="a1366" text:class-names=""/></text:p>
          </draw:text-box>
          <svg:title/>
          <svg:desc/>
        </draw:frame>
        <draw:connector draw:type="line" svg:x1="6.75781in" svg:y1="3.51301in" draw:start-shape="id217" draw:start-glue-point="2" svg:x2="6.26563in" svg:y2="3.82322in" draw:id="id233" draw:style-name="a1370" draw:name="Straight Arrow Connector 32">
          <svg:title/>
          <svg:desc/>
        </draw:connector>
        <draw:frame draw:id="id234" draw:style-name="a1374" draw:name="TextBox 33" svg:x="5.11891in" svg:y="3.43254in" svg:width="1.38303in" svg:height="0.40391in">
          <draw:text-box>
            <text:p text:style-name="a1373" text:class-names="" text:cond-style-name=""><text:span text:style-name="a1371" text:class-names="">Read/Write</text:span><text:span text:style-name="a1372" text:class-names=""/></text:p>
          </draw:text-box>
          <svg:title/>
          <svg:desc/>
        </draw:frame>
        <draw:connector draw:type="line" svg:x1="8.10605in" svg:y1="3.80857in" svg:x2="7.3125in" svg:y2="1.96638in" draw:id="id235" draw:style-name="a1376" draw:name="Straight Arrow Connector 35">
          <svg:title/>
          <svg:desc/>
        </draw:connector>
        <draw:frame draw:id="id236" draw:style-name="a1380" draw:name="TextBox 36" svg:x="7.89167in" svg:y="2.79407in" svg:width="0.67865in" svg:height="0.40391in">
          <draw:text-box>
            <text:p text:style-name="a1379" text:class-names="" text:cond-style-name=""><text:span text:style-name="a1377" text:class-names="">Data</text:span><text:span text:style-name="a1378" text:class-names=""/></text:p>
          </draw:text-box>
          <svg:title/>
          <svg:desc/>
        </draw:frame>
        <draw:connector draw:type="line" svg:x1="4.80469in" svg:y1="3.79811in" svg:x2="4.5in" svg:y2="3.71431in" draw:id="id237" draw:style-name="a1382" draw:name="Straight Arrow Connector 38">
          <svg:title/>
          <svg:desc/>
        </draw:connector>
        <draw:frame draw:id="id238" draw:style-name="a1386" draw:name="TextBox 39" svg:x="2.85754in" svg:y="3.61949in" svg:width="1.43025in" svg:height="0.30293in">
          <draw:text-box>
            <text:p text:style-name="a1385" text:class-names="" text:cond-style-name=""><text:span text:style-name="a1383" text:class-names="">Success/Failure</text:span><text:span text:style-name="a1384" text:class-names=""/></text:p>
          </draw:text-box>
          <svg:title/>
          <svg:desc/>
        </draw:frame>
        <draw:custom-shape svg:x="4.37699in" svg:y="3.83815in" svg:width="4.39522in" svg:height="0.35589in" draw:id="id239" draw:style-name="a1390" draw:name="Rectangle 31">
          <svg:title/>
          <svg:desc/>
          <text:p text:style-name="a1389" text:class-names="" text:cond-style-name=""><text:span text:style-name="a1387" text:class-names="">Buffer Cache</text:span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draw:style-name="a1396" draw:name="TextBox 37" svg:x="6.04688in" svg:y="0.71094in" svg:width="2.67357in" svg:height="0.70684in">
          <draw:text-box>
            <text:p text:style-name="a1392" text:class-names="" text:cond-style-name=""><text:span text:style-name="a1391" text:class-names="">Typical CS solution to fix</text:span></text:p>
            <text:p text:style-name="a1395" text:class-names="" text:cond-style-name=""><text:span text:style-name="a1393" text:class-names="">“slow” add some cache!</text:span><text:span text:style-name="a1394" text:class-names=""/></text:p>
          </draw:text-box>
          <svg:title/>
          <svg:desc/>
        </draw:frame>
      </draw:page>
      <draw:page draw:name="Slide115" draw:style-name="a1398" draw:master-page-name="Master1-Layout2-obj-Title-and-Content" presentation:presentation-page-layout-name="Master1-PPL2" draw:id="Slide-370">
        <draw:custom-shape svg:x="4.20313in" svg:y="4.88186in" svg:width="2.1875in" svg:height="0.29181in" draw:id="id241" draw:style-name="a1402" draw:name="Oval 18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0313in" svg:y="4.72845in" svg:width="2.1875in" svg:height="0.29181in" draw:id="id242" draw:style-name="a1405" draw:name="Oval 17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3" presentation:style-name="a1409" draw:name="Title 3" svg:x="0.40551in" svg:y="0.29948in" svg:width="9.18898in" svg:height="1.08724in" presentation:class="title" presentation:placeholder="false">
          <draw:text-box>
            <text:p text:style-name="a1408" text:class-names="" text:cond-style-name=""><text:span text:style-name="a1406" text:class-names="">From System Call API to disk</text:span><text:span text:style-name="a1407" text:class-names=""/></text:p>
          </draw:text-box>
          <svg:title/>
          <svg:desc/>
        </draw:frame>
        <draw:connector draw:type="line" svg:x1="1.03906in" svg:y1="2.24219in" svg:x2="8.85156in" svg:y2="2.24219in" draw:id="id244" draw:style-name="a1410" draw:name="Straight Connector 6">
          <svg:title/>
          <svg:desc/>
        </draw:connector>
        <draw:connector draw:type="line" svg:x1="1.03906in" svg:y1="4.43701in" svg:x2="8.85156in" svg:y2="4.43701in" draw:id="id245" draw:style-name="a1411" draw:name="Straight Connector 7">
          <svg:title/>
          <svg:desc/>
        </draw:connector>
        <draw:custom-shape svg:x="1.03906in" svg:y="2.39584in" svg:width="2.02344in" svg:height="1.11718in" draw:id="id246" draw:style-name="a1415" draw:name="Rectangle: Single Corner Snipped 9">
          <svg:title/>
          <svg:desc/>
          <text:p text:style-name="a1414" text:class-names="" text:cond-style-name=""><text:span text:style-name="a1412" text:class-names="">Map Name to ID</text:span><text:span text:style-name="a141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247" draw:style-name="a1418" draw:name="Rectangle 10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248" draw:style-name="a1421" draw:name="Rectangle 11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249" draw:style-name="a1424" draw:name="Rectangle 12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250" draw:style-name="a1427" draw:name="Rectangle 13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1431" draw:name="TextBox 14" svg:x="3.78661in" svg:y="3.34349in" svg:width="1.15871in" svg:height="0.40391in">
          <draw:text-box>
            <text:p text:style-name="a1430" text:class-names="" text:cond-style-name=""><text:span text:style-name="a1428" text:class-names="">File Table</text:span><text:span text:style-name="a1429" text:class-names=""/></text:p>
          </draw:text-box>
          <svg:title/>
          <svg:desc/>
        </draw:frame>
        <draw:custom-shape svg:x="6.04688in" svg:y="2.45313in" svg:width="1.42187in" svg:height="1.05989in" draw:id="id252" draw:style-name="a1435" draw:name="Rectangle: Single Corner Snipped 15">
          <svg:title/>
          <svg:desc/>
          <text:p text:style-name="a1434" text:class-names="" text:cond-style-name=""><text:span text:style-name="a1432" text:class-names="">Map from file to disk block</text:span><text:span text:style-name="a14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20313in" svg:y="4.57503in" svg:width="2.1875in" svg:height="0.29181in" draw:id="id253" draw:style-name="a1438" draw:name="Oval 16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54" draw:style-name="a1442" draw:name="TextBox 19" svg:x="3.27344in" svg:y="4.72845in" svg:width="0.62795in" svg:height="0.40391in">
          <draw:text-box>
            <text:p text:style-name="a1441" text:class-names="" text:cond-style-name=""><text:span text:style-name="a1439" text:class-names="">Disk</text:span><text:span text:style-name="a1440" text:class-names=""/></text:p>
          </draw:text-box>
          <svg:title/>
          <svg:desc/>
        </draw:frame>
        <draw:frame draw:id="id255" draw:style-name="a1446" draw:name="TextBox 1" svg:x="1.23438in" svg:y="1.58594in" svg:width="0.76118in" svg:height="0.40391in">
          <draw:text-box>
            <text:p text:style-name="a1445" text:class-names="" text:cond-style-name=""><text:span text:style-name="a1443" text:class-names="">Open</text:span><text:span text:style-name="a1444" text:class-names=""/></text:p>
          </draw:text-box>
          <svg:title/>
          <svg:desc/>
        </draw:frame>
        <draw:connector draw:type="line" svg:x1="1.64844in" svg:y1="2.07813in" svg:x2="1.64844in" svg:y2="2.39584in" draw:id="id256" draw:style-name="a1448" draw:name="Straight Arrow Connector 4">
          <svg:title/>
          <svg:desc/>
        </draw:connector>
        <draw:frame draw:id="id257" draw:style-name="a1452" draw:name="TextBox 8" svg:x="1.65809in" svg:y="1.87438in" svg:width="1.19945in" svg:height="0.40391in">
          <draw:text-box>
            <text:p text:style-name="a1451" text:class-names="" text:cond-style-name=""><text:span text:style-name="a1449" text:class-names="">File name</text:span><text:span text:style-name="a1450" text:class-names=""/></text:p>
          </draw:text-box>
          <svg:title/>
          <svg:desc/>
        </draw:frame>
        <draw:connector draw:type="line" svg:x1="3.0625in" svg:y1="2.86188in" svg:x2="3.78661in" svg:y2="2.86188in" draw:id="id258" draw:style-name="a1454" draw:name="Straight Arrow Connector 21">
          <svg:title/>
          <svg:desc/>
        </draw:connector>
        <draw:frame draw:id="id259" draw:style-name="a1462" draw:name="TextBox 23" svg:x="3.0625in" svg:y="2.57486in" svg:width="0.77023in" svg:height="0.80781in">
          <draw:text-box>
            <text:p text:style-name="a1456" text:class-names="" text:cond-style-name=""><text:span text:style-name="a1455" text:class-names="">File</text:span></text:p>
            <text:p text:style-name="a1458" text:class-names="" text:cond-style-name=""><text:span text:style-name="a1457" text:class-names="">System</text:span></text:p>
            <text:p text:style-name="a1461" text:class-names="" text:cond-style-name=""><text:span text:style-name="a1459" text:class-names="">ID</text:span><text:span text:style-name="a1460" text:class-names=""/></text:p>
          </draw:text-box>
          <svg:title/>
          <svg:desc/>
        </draw:frame>
        <draw:connector draw:type="line" svg:x1="4.39844in" svg:y1="2.39584in" draw:start-shape="id247" draw:start-glue-point="0" svg:x2="2.25781in" svg:y2="1.78789in" draw:id="id260" draw:style-name="a1464" draw:name="Straight Arrow Connector 25">
          <svg:title/>
          <svg:desc/>
        </draw:connector>
        <draw:frame draw:id="id261" draw:style-name="a1468" draw:name="TextBox 26" svg:x="2.59528in" svg:y="1.64932in" svg:width="1.19005in" svg:height="0.30293in">
          <draw:text-box>
            <text:p text:style-name="a1467" text:class-names="" text:cond-style-name=""><text:span text:style-name="a1465" text:class-names="">File Descriptor</text:span><text:span text:style-name="a1466" text:class-names=""/></text:p>
          </draw:text-box>
          <svg:title/>
          <svg:desc/>
        </draw:frame>
        <draw:frame draw:id="id262" draw:style-name="a1472" draw:name="TextBox 2" svg:x="6.08572in" svg:y="1.56247in" svg:width="1.38303in" svg:height="0.40391in">
          <draw:text-box>
            <text:p text:style-name="a1471" text:class-names="" text:cond-style-name=""><text:span text:style-name="a1469" text:class-names="">Read/Write</text:span><text:span text:style-name="a1470" text:class-names=""/></text:p>
          </draw:text-box>
          <svg:title/>
          <svg:desc/>
        </draw:frame>
        <draw:connector draw:type="line" svg:x1="5.96094in" svg:y1="1.87438in" svg:x2="4.80469in" svg:y2="2.39584in" draw:id="id263" draw:style-name="a1474" draw:name="Straight Arrow Connector 20">
          <svg:title/>
          <svg:desc/>
        </draw:connector>
        <draw:frame draw:id="id264" draw:style-name="a1478" draw:name="TextBox 28" svg:x="4.70185in" svg:y="1.70624in" svg:width="1.19005in" svg:height="0.30293in">
          <draw:text-box>
            <text:p text:style-name="a1477" text:class-names="" text:cond-style-name=""><text:span text:style-name="a1475" text:class-names="">File Descriptor</text:span><text:span text:style-name="a1476" text:class-names=""/></text:p>
          </draw:text-box>
          <svg:title/>
          <svg:desc/>
        </draw:frame>
        <draw:connector draw:type="line" svg:x1="5.01027in" svg:y1="2.8474in" svg:x2="6.05714in" svg:y2="2.8474in" draw:id="id265" draw:style-name="a1480" draw:name="Straight Arrow Connector 24">
          <svg:title/>
          <svg:desc/>
        </draw:connector>
        <draw:frame draw:id="id266" draw:style-name="a1484" draw:name="TextBox 29" svg:x="5.10328in" svg:y="2.47521in" svg:width="0.70677in" svg:height="0.40391in">
          <draw:text-box>
            <text:p text:style-name="a1483" text:class-names="" text:cond-style-name=""><text:span text:style-name="a1481" text:class-names="">FS ID</text:span><text:span text:style-name="a1482" text:class-names=""/></text:p>
          </draw:text-box>
          <svg:title/>
          <svg:desc/>
        </draw:frame>
        <draw:frame draw:id="id267" draw:style-name="a1488" draw:name="TextBox 30" svg:x="4.24219in" svg:y="4.08955in" svg:width="4.83643in" svg:height="0.40391in">
          <draw:text-box>
            <text:p text:style-name="a1487" text:class-names="" text:cond-style-name=""><text:span text:style-name="a1485" text:class-names="">API: read/write sector S, on Track T, Plateau P</text:span><text:span text:style-name="a1486" text:class-names=""/></text:p>
          </draw:text-box>
          <svg:title/>
          <svg:desc/>
        </draw:frame>
        <draw:connector draw:type="line" svg:x1="6.75781in" svg:y1="3.51301in" draw:start-shape="id252" draw:start-glue-point="2" svg:x2="6.26563in" svg:y2="3.82322in" draw:id="id268" draw:style-name="a1490" draw:name="Straight Arrow Connector 32">
          <svg:title/>
          <svg:desc/>
        </draw:connector>
        <draw:frame draw:id="id269" draw:style-name="a1494" draw:name="TextBox 33" svg:x="5.11891in" svg:y="3.43254in" svg:width="1.38303in" svg:height="0.40391in">
          <draw:text-box>
            <text:p text:style-name="a1493" text:class-names="" text:cond-style-name=""><text:span text:style-name="a1491" text:class-names="">Read/Write</text:span><text:span text:style-name="a1492" text:class-names=""/></text:p>
          </draw:text-box>
          <svg:title/>
          <svg:desc/>
        </draw:frame>
        <draw:connector draw:type="line" svg:x1="8.10605in" svg:y1="3.80857in" svg:x2="7.3125in" svg:y2="1.96638in" draw:id="id270" draw:style-name="a1496" draw:name="Straight Arrow Connector 35">
          <svg:title/>
          <svg:desc/>
        </draw:connector>
        <draw:frame draw:id="id271" draw:style-name="a1500" draw:name="TextBox 36" svg:x="7.89167in" svg:y="2.79407in" svg:width="0.67865in" svg:height="0.40391in">
          <draw:text-box>
            <text:p text:style-name="a1499" text:class-names="" text:cond-style-name=""><text:span text:style-name="a1497" text:class-names="">Data</text:span><text:span text:style-name="a1498" text:class-names=""/></text:p>
          </draw:text-box>
          <svg:title/>
          <svg:desc/>
        </draw:frame>
        <draw:connector draw:type="line" svg:x1="4.80469in" svg:y1="3.79811in" svg:x2="4.5in" svg:y2="3.71431in" draw:id="id272" draw:style-name="a1502" draw:name="Straight Arrow Connector 38">
          <svg:title/>
          <svg:desc/>
        </draw:connector>
        <draw:frame draw:id="id273" draw:style-name="a1506" draw:name="TextBox 39" svg:x="2.85754in" svg:y="3.61949in" svg:width="1.43025in" svg:height="0.30293in">
          <draw:text-box>
            <text:p text:style-name="a1505" text:class-names="" text:cond-style-name=""><text:span text:style-name="a1503" text:class-names="">Success/Failure</text:span><text:span text:style-name="a1504" text:class-names=""/></text:p>
          </draw:text-box>
          <svg:title/>
          <svg:desc/>
        </draw:frame>
        <draw:custom-shape svg:x="4.37699in" svg:y="3.83815in" svg:width="4.39522in" svg:height="0.35589in" draw:id="id274" draw:style-name="a1510" draw:name="Rectangle 31">
          <svg:title/>
          <svg:desc/>
          <text:p text:style-name="a1509" text:class-names="" text:cond-style-name=""><text:span text:style-name="a1507" text:class-names="">Buffer Cache</text:span><text:span text:style-name="a1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9531in" svg:y="4.49345in" svg:width="1.60937in" svg:height="0.33375in" draw:id="id275" draw:style-name="a1514" draw:name="Rectangle: Rounded Corners 5">
          <svg:title/>
          <svg:desc/>
          <text:p text:style-name="a1513" text:class-names="" text:cond-style-name=""><text:span text:style-name="a1511" text:class-names="">Buffer Cache</text:span><text:span text:style-name="a151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4" draw:style-name="a1516" draw:master-page-name="Master1-Layout2-obj-Title-and-Content" presentation:presentation-page-layout-name="Master1-PPL2" draw:id="Slide-369">
        <draw:frame draw:id="id276" presentation:style-name="a1520" draw:name="Title 3" svg:x="0.40551in" svg:y="0.29948in" svg:width="9.18898in" svg:height="1.08724in" presentation:class="title" presentation:placeholder="false">
          <draw:text-box>
            <text:p text:style-name="a1519" text:class-names="" text:cond-style-name=""><text:span text:style-name="a1517" text:class-names="">From System Call API to disk</text:span><text:span text:style-name="a1518" text:class-names=""/></text:p>
          </draw:text-box>
          <svg:title/>
          <svg:desc/>
        </draw:frame>
        <draw:connector draw:type="line" svg:x1="1.03906in" svg:y1="2.24219in" svg:x2="8.85156in" svg:y2="2.24219in" draw:id="id277" draw:style-name="a1521" draw:name="Straight Connector 6">
          <svg:title/>
          <svg:desc/>
        </draw:connector>
        <draw:connector draw:type="line" svg:x1="1.03906in" svg:y1="4.43701in" svg:x2="8.85156in" svg:y2="4.43701in" draw:id="id278" draw:style-name="a1522" draw:name="Straight Connector 7">
          <svg:title/>
          <svg:desc/>
        </draw:connector>
        <draw:custom-shape svg:x="1.03906in" svg:y="2.39584in" svg:width="2.02344in" svg:height="1.11718in" draw:id="id279" draw:style-name="a1526" draw:name="Rectangle: Single Corner Snipped 9">
          <svg:title/>
          <svg:desc/>
          <text:p text:style-name="a1525" text:class-names="" text:cond-style-name=""><text:span text:style-name="a1523" text:class-names="">Map Name to ID</text:span><text:span text:style-name="a152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79688in" svg:y="2.39584in" svg:width="1.20312in" svg:height="0.22913in" draw:id="id280" draw:style-name="a1529" draw:name="Rectangle 10">
          <svg:title/>
          <svg:desc/>
          <text:p text:style-name="a1528" text:class-names="" text:cond-style-name=""><text:span text:style-name="a1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63275in" svg:width="1.20312in" svg:height="0.22913in" draw:id="id281" draw:style-name="a1532" draw:name="Rectangle 11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2.86966in" svg:width="1.20312in" svg:height="0.22913in" draw:id="id282" draw:style-name="a1535" draw:name="Rectangle 12">
          <svg:title/>
          <svg:desc/>
          <text:p text:style-name="a1534" text:class-names="" text:cond-style-name=""><text:span text:style-name="a1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688in" svg:y="3.10658in" svg:width="1.20312in" svg:height="0.22913in" draw:id="id283" draw:style-name="a1538" draw:name="Rectangle 13">
          <svg:title/>
          <svg:desc/>
          <text:p text:style-name="a1537" text:class-names="" text:cond-style-name=""><text:span text:style-name="a1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4" draw:style-name="a1542" draw:name="TextBox 14" svg:x="3.78661in" svg:y="3.34349in" svg:width="1.15871in" svg:height="0.40391in">
          <draw:text-box>
            <text:p text:style-name="a1541" text:class-names="" text:cond-style-name=""><text:span text:style-name="a1539" text:class-names="">File Table</text:span><text:span text:style-name="a1540" text:class-names=""/></text:p>
          </draw:text-box>
          <svg:title/>
          <svg:desc/>
        </draw:frame>
        <draw:custom-shape svg:x="6.04688in" svg:y="2.45313in" svg:width="1.42187in" svg:height="1.05989in" draw:id="id285" draw:style-name="a1546" draw:name="Rectangle: Single Corner Snipped 15">
          <svg:title/>
          <svg:desc/>
          <text:p text:style-name="a1545" text:class-names="" text:cond-style-name=""><text:span text:style-name="a1543" text:class-names="">Map from file to disk block</text:span><text:span text:style-name="a15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frame draw:id="id286" draw:style-name="a1550" draw:name="TextBox 19" svg:x="3.27344in" svg:y="4.72845in" svg:width="0.58938in" svg:height="0.40391in">
          <draw:text-box>
            <text:p text:style-name="a1549" text:class-names="" text:cond-style-name=""><text:span text:style-name="a1547" text:class-names="">SSD</text:span><text:span text:style-name="a1548" text:class-names=""/></text:p>
          </draw:text-box>
          <svg:title/>
          <svg:desc/>
        </draw:frame>
        <draw:frame draw:id="id287" draw:style-name="a1554" draw:name="TextBox 1" svg:x="1.23438in" svg:y="1.58594in" svg:width="0.76118in" svg:height="0.40391in">
          <draw:text-box>
            <text:p text:style-name="a1553" text:class-names="" text:cond-style-name=""><text:span text:style-name="a1551" text:class-names="">Open</text:span><text:span text:style-name="a1552" text:class-names=""/></text:p>
          </draw:text-box>
          <svg:title/>
          <svg:desc/>
        </draw:frame>
        <draw:connector draw:type="line" svg:x1="1.64844in" svg:y1="2.07813in" svg:x2="1.64844in" svg:y2="2.39584in" draw:id="id288" draw:style-name="a1556" draw:name="Straight Arrow Connector 4">
          <svg:title/>
          <svg:desc/>
        </draw:connector>
        <draw:frame draw:id="id289" draw:style-name="a1560" draw:name="TextBox 8" svg:x="1.65809in" svg:y="1.87438in" svg:width="1.19945in" svg:height="0.40391in">
          <draw:text-box>
            <text:p text:style-name="a1559" text:class-names="" text:cond-style-name=""><text:span text:style-name="a1557" text:class-names="">File name</text:span><text:span text:style-name="a1558" text:class-names=""/></text:p>
          </draw:text-box>
          <svg:title/>
          <svg:desc/>
        </draw:frame>
        <draw:connector draw:type="line" svg:x1="3.0625in" svg:y1="2.86188in" svg:x2="3.78661in" svg:y2="2.86188in" draw:id="id290" draw:style-name="a1562" draw:name="Straight Arrow Connector 21">
          <svg:title/>
          <svg:desc/>
        </draw:connector>
        <draw:frame draw:id="id291" draw:style-name="a1570" draw:name="TextBox 23" svg:x="3.0625in" svg:y="2.57486in" svg:width="0.77023in" svg:height="0.80781in">
          <draw:text-box>
            <text:p text:style-name="a1564" text:class-names="" text:cond-style-name=""><text:span text:style-name="a1563" text:class-names="">File</text:span></text:p>
            <text:p text:style-name="a1566" text:class-names="" text:cond-style-name=""><text:span text:style-name="a1565" text:class-names="">System</text:span></text:p>
            <text:p text:style-name="a1569" text:class-names="" text:cond-style-name=""><text:span text:style-name="a1567" text:class-names="">ID</text:span><text:span text:style-name="a1568" text:class-names=""/></text:p>
          </draw:text-box>
          <svg:title/>
          <svg:desc/>
        </draw:frame>
        <draw:connector draw:type="line" svg:x1="4.39844in" svg:y1="2.39584in" draw:start-shape="id280" draw:start-glue-point="0" svg:x2="2.25781in" svg:y2="1.78789in" draw:id="id292" draw:style-name="a1572" draw:name="Straight Arrow Connector 25">
          <svg:title/>
          <svg:desc/>
        </draw:connector>
        <draw:frame draw:id="id293" draw:style-name="a1576" draw:name="TextBox 26" svg:x="2.59528in" svg:y="1.64932in" svg:width="1.19005in" svg:height="0.30293in">
          <draw:text-box>
            <text:p text:style-name="a1575" text:class-names="" text:cond-style-name=""><text:span text:style-name="a1573" text:class-names="">File Descriptor</text:span><text:span text:style-name="a1574" text:class-names=""/></text:p>
          </draw:text-box>
          <svg:title/>
          <svg:desc/>
        </draw:frame>
        <draw:frame draw:id="id294" draw:style-name="a1580" draw:name="TextBox 2" svg:x="6.08572in" svg:y="1.56247in" svg:width="1.38303in" svg:height="0.40391in">
          <draw:text-box>
            <text:p text:style-name="a1579" text:class-names="" text:cond-style-name=""><text:span text:style-name="a1577" text:class-names="">Read/Write</text:span><text:span text:style-name="a1578" text:class-names=""/></text:p>
          </draw:text-box>
          <svg:title/>
          <svg:desc/>
        </draw:frame>
        <draw:connector draw:type="line" svg:x1="5.96094in" svg:y1="1.87438in" svg:x2="4.80469in" svg:y2="2.39584in" draw:id="id295" draw:style-name="a1582" draw:name="Straight Arrow Connector 20">
          <svg:title/>
          <svg:desc/>
        </draw:connector>
        <draw:frame draw:id="id296" draw:style-name="a1586" draw:name="TextBox 28" svg:x="4.70185in" svg:y="1.70624in" svg:width="1.19005in" svg:height="0.30293in">
          <draw:text-box>
            <text:p text:style-name="a1585" text:class-names="" text:cond-style-name=""><text:span text:style-name="a1583" text:class-names="">File Descriptor</text:span><text:span text:style-name="a1584" text:class-names=""/></text:p>
          </draw:text-box>
          <svg:title/>
          <svg:desc/>
        </draw:frame>
        <draw:connector draw:type="line" svg:x1="5.01027in" svg:y1="2.8474in" svg:x2="6.05714in" svg:y2="2.8474in" draw:id="id297" draw:style-name="a1588" draw:name="Straight Arrow Connector 24">
          <svg:title/>
          <svg:desc/>
        </draw:connector>
        <draw:frame draw:id="id298" draw:style-name="a1592" draw:name="TextBox 29" svg:x="5.10328in" svg:y="2.47521in" svg:width="0.70677in" svg:height="0.40391in">
          <draw:text-box>
            <text:p text:style-name="a1591" text:class-names="" text:cond-style-name=""><text:span text:style-name="a1589" text:class-names="">FS ID</text:span><text:span text:style-name="a1590" text:class-names=""/></text:p>
          </draw:text-box>
          <svg:title/>
          <svg:desc/>
        </draw:frame>
        <draw:frame draw:id="id299" draw:style-name="a1596" draw:name="TextBox 30" svg:x="4.24219in" svg:y="4.08955in" svg:width="1.76316in" svg:height="0.40391in">
          <draw:text-box>
            <text:p text:style-name="a1595" text:class-names="" text:cond-style-name=""><text:span text:style-name="a1593" text:class-names="">API: read/write</text:span><text:span text:style-name="a1594" text:class-names=""/></text:p>
          </draw:text-box>
          <svg:title/>
          <svg:desc/>
        </draw:frame>
        <draw:connector draw:type="line" svg:x1="6.75781in" svg:y1="3.51301in" draw:start-shape="id285" draw:start-glue-point="2" svg:x2="6.26563in" svg:y2="3.82322in" draw:id="id300" draw:style-name="a1598" draw:name="Straight Arrow Connector 32">
          <svg:title/>
          <svg:desc/>
        </draw:connector>
        <draw:frame draw:id="id301" draw:style-name="a1602" draw:name="TextBox 33" svg:x="5.11891in" svg:y="3.43254in" svg:width="1.38303in" svg:height="0.40391in">
          <draw:text-box>
            <text:p text:style-name="a1601" text:class-names="" text:cond-style-name=""><text:span text:style-name="a1599" text:class-names="">Read/Write</text:span><text:span text:style-name="a1600" text:class-names=""/></text:p>
          </draw:text-box>
          <svg:title/>
          <svg:desc/>
        </draw:frame>
        <draw:connector draw:type="line" svg:x1="8.10605in" svg:y1="3.80857in" svg:x2="7.3125in" svg:y2="1.96638in" draw:id="id302" draw:style-name="a1604" draw:name="Straight Arrow Connector 35">
          <svg:title/>
          <svg:desc/>
        </draw:connector>
        <draw:frame draw:id="id303" draw:style-name="a1608" draw:name="TextBox 36" svg:x="7.89167in" svg:y="2.79407in" svg:width="0.67865in" svg:height="0.40391in">
          <draw:text-box>
            <text:p text:style-name="a1607" text:class-names="" text:cond-style-name=""><text:span text:style-name="a1605" text:class-names="">Data</text:span><text:span text:style-name="a1606" text:class-names=""/></text:p>
          </draw:text-box>
          <svg:title/>
          <svg:desc/>
        </draw:frame>
        <draw:connector draw:type="line" svg:x1="4.80469in" svg:y1="3.79811in" svg:x2="4.5in" svg:y2="3.71431in" draw:id="id304" draw:style-name="a1610" draw:name="Straight Arrow Connector 38">
          <svg:title/>
          <svg:desc/>
        </draw:connector>
        <draw:frame draw:id="id305" draw:style-name="a1614" draw:name="TextBox 39" svg:x="2.85754in" svg:y="3.61949in" svg:width="1.43025in" svg:height="0.30293in">
          <draw:text-box>
            <text:p text:style-name="a1613" text:class-names="" text:cond-style-name=""><text:span text:style-name="a1611" text:class-names="">Success/Failure</text:span><text:span text:style-name="a1612" text:class-names=""/></text:p>
          </draw:text-box>
          <svg:title/>
          <svg:desc/>
        </draw:frame>
        <draw:custom-shape svg:x="4.37699in" svg:y="3.83815in" svg:width="4.39522in" svg:height="0.35589in" draw:id="id306" draw:style-name="a1618" draw:name="Rectangle 31">
          <svg:title/>
          <svg:desc/>
          <text:p text:style-name="a1617" text:class-names="" text:cond-style-name=""><text:span text:style-name="a1615" text:class-names="">Buffer Cache</text:span><text:span text:style-name="a1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7699in" svg:y="4.65625in" svg:width="3.16207in" svg:height="0.59463in" draw:id="id307" draw:style-name="a1621" draw:name="Rectangle: Rounded Corners 5">
          <svg:title/>
          <svg:desc/>
          <text:p text:style-name="a1620" text:class-names="" text:cond-style-name=""><text:span text:style-name="a161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04" draw:style-name="a1623" draw:master-page-name="Master1-Layout5-cust-Title-Slide-Colour-and-Image" presentation:presentation-page-layout-name="Master1-PPL5" draw:id="Slide-359">
        <draw:frame draw:id="id308" presentation:style-name="a1627" draw:name="Title 6" svg:x="0.40551in" svg:y="1.74803in" svg:width="5.75197in" svg:height="1.20472in" presentation:class="title" presentation:placeholder="false">
          <draw:text-box>
            <text:p text:style-name="a1626" text:class-names="" text:cond-style-name=""><text:span text:style-name="a1624" text:class-names="">Thank you</text:span><text:span text:style-name="a162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80" draw:style="linear" draw:angle="0" draw:start-color="#d2d2d2" draw:end-color="#c8c8c8" draw:start-intensity="100%" draw:end-intensity="100%"/>
    <draw:gradient draw:name="a1154" draw:style="linear" draw:angle="0" draw:start-color="#d2d2d2" draw:end-color="#c8c8c8" draw:start-intensity="100%" draw:end-intensity="100%"/>
    <draw:gradient draw:name="a978" draw:style="linear" draw:angle="0" draw:start-color="#d2d2d2" draw:end-color="#c8c8c8" draw:start-intensity="100%" draw:end-intensity="100%"/>
    <draw:gradient draw:name="a926" draw:style="linear" draw:angle="0" draw:start-color="#d2d2d2" draw:end-color="#c8c8c8" draw:start-intensity="100%" draw:end-intensity="100%"/>
    <draw:gradient draw:name="a1082" draw:style="linear" draw:angle="0" draw:start-color="#d2d2d2" draw:end-color="#c8c8c8" draw:start-intensity="100%" draw:end-intensity="100%"/>
    <draw:gradient draw:name="a1281" draw:style="linear" draw:angle="0" draw:start-color="#d2d2d2" draw:end-color="#c8c8c8" draw:start-intensity="100%" draw:end-intensity="100%"/>
    <draw:gradient draw:name="a1030" draw:style="linear" draw:angle="0" draw:start-color="#d2d2d2" draw:end-color="#c8c8c8" draw:start-intensity="100%" draw:end-intensity="100%"/>
    <draw:gradient draw:name="a1401" draw:style="linear" draw:angle="0" draw:start-color="#d2d2d2" draw:end-color="#c8c8c8" draw:start-intensity="100%" draw:end-intensity="100%"/>
    <draw:fill-image draw:name="a670" xlink:href="media/image1.jpeg" xlink:show="embed" xlink:actuate="onLoad"/>
    <draw:fill-image draw:name="a974" xlink:href="media/image1.jpeg" xlink:show="embed" xlink:actuate="onLoad"/>
    <draw:fill-image draw:name="a63" xlink:href="media/image2.jpeg" xlink:show="embed" xlink:actuate="onLoad"/>
    <draw:fill-image draw:name="a1397" xlink:href="media/image1.jpeg" xlink:show="embed" xlink:actuate="onLoad"/>
    <draw:fill-image draw:name="a182" xlink:href="media/image3.jpeg" xlink:show="embed" xlink:actuate="onLoad"/>
    <draw:fill-image draw:name="a922" xlink:href="media/image1.jpeg" xlink:show="embed" xlink:actuate="onLoad"/>
    <draw:fill-image draw:name="a1150" xlink:href="media/image1.jpeg" xlink:show="embed" xlink:actuate="onLoad"/>
    <draw:fill-image draw:name="a292" xlink:href="media/image3.jpeg" xlink:show="embed" xlink:actuate="onLoad"/>
    <draw:fill-image draw:name="a1277" xlink:href="media/image1.jpeg" xlink:show="embed" xlink:actuate="onLoad"/>
    <draw:fill-image draw:name="a1260" xlink:href="media/image4.jpeg" xlink:show="embed" xlink:actuate="onLoad"/>
    <draw:fill-image draw:name="a721" xlink:href="media/image1.jpeg" xlink:show="embed" xlink:actuate="onLoad"/>
    <draw:fill-image draw:name="a1267" xlink:href="media/image4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1515" xlink:href="media/image1.jpeg" xlink:show="embed" xlink:actuate="onLoad"/>
    <draw:fill-image draw:name="a1622" xlink:href="media/image5.jpeg" xlink:show="embed" xlink:actuate="onLoad"/>
    <draw:fill-image draw:name="a288" xlink:href="media/image5.jpeg" xlink:show="embed" xlink:actuate="onLoad"/>
    <draw:fill-image draw:name="a1078" xlink:href="media/image1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1026" xlink:href="media/image1.jpeg" xlink:show="embed" xlink:actuate="onLoad"/>
    <draw:fill-image draw:name="a343" xlink:href="media/image5.jpeg" xlink:show="embed" xlink:actuate="onLoad"/>
    <draw:fill-image draw:name="a876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marker draw:name="a1463" svg:viewBox="0 0 20 30" svg:d="m10 0-10 30h20z"/>
    <draw:marker draw:name="a1232" svg:viewBox="0 0 20 30" svg:d="m10 0-10 30h20z"/>
    <draw:marker draw:name="a1327" svg:viewBox="0 0 20 30" svg:d="m10 0-10 30h20z"/>
    <draw:marker draw:name="a1200" svg:viewBox="0 0 20 30" svg:d="m10 0-10 30h20z"/>
    <draw:marker draw:name="a1375" svg:viewBox="0 0 20 30" svg:d="m10 0-10 30h20z"/>
    <draw:marker draw:name="a1144" svg:viewBox="0 0 20 30" svg:d="m10 0-10 30h20z"/>
    <draw:marker draw:name="a1571" svg:viewBox="0 0 20 30" svg:d="m10 0-10 30h20z"/>
    <draw:marker draw:name="a1343" svg:viewBox="0 0 20 30" svg:d="m10 0-10 30h20z"/>
    <draw:marker draw:name="a1206" svg:viewBox="0 0 20 30" svg:d="m10 0-10 30h20z"/>
    <draw:marker draw:name="a1020" svg:viewBox="0 0 20 30" svg:d="m10 0-10 30h20z"/>
    <draw:marker draw:name="a1254" svg:viewBox="0 0 20 30" svg:d="m10 0-10 30h20z"/>
    <draw:marker draw:name="a968" svg:viewBox="0 0 20 30" svg:d="m10 0-10 30h20z"/>
    <draw:marker draw:name="a1603" svg:viewBox="0 0 20 30" svg:d="m10 0-10 30h20z"/>
    <draw:marker draw:name="a1489" svg:viewBox="0 0 20 30" svg:d="m10 0-10 30h20z"/>
    <draw:marker draw:name="a1453" svg:viewBox="0 0 20 30" svg:d="m10 0-10 30h20z"/>
    <draw:marker draw:name="a1226" svg:viewBox="0 0 20 30" svg:d="m10 0-10 30h20z"/>
    <draw:marker draw:name="a1609" svg:viewBox="0 0 20 30" svg:d="m10 0-10 30h20z"/>
    <draw:marker draw:name="a1076" svg:viewBox="0 0 20 30" svg:d="m10 0-10 30h20z"/>
    <draw:marker draw:name="a1597" svg:viewBox="0 0 20 30" svg:d="m10 0-10 30h20z"/>
    <draw:marker draw:name="a1134" svg:viewBox="0 0 20 30" svg:d="m10 0-10 30h20z"/>
    <draw:marker draw:name="a1561" svg:viewBox="0 0 20 30" svg:d="m10 0-10 30h20z"/>
    <draw:marker draw:name="a1369" svg:viewBox="0 0 20 30" svg:d="m10 0-10 30h20z"/>
    <draw:marker draw:name="a1333" svg:viewBox="0 0 20 30" svg:d="m10 0-10 30h20z"/>
    <draw:marker draw:name="a1473" svg:viewBox="0 0 20 30" svg:d="m10 0-10 30h20z"/>
    <draw:marker draw:name="a1242" svg:viewBox="0 0 20 30" svg:d="m10 0-10 30h20z"/>
    <draw:marker draw:name="a1381" svg:viewBox="0 0 20 30" svg:d="m10 0-10 30h20z"/>
    <draw:marker draw:name="a1479" svg:viewBox="0 0 20 30" svg:d="m10 0-10 30h20z"/>
    <draw:marker draw:name="a1248" svg:viewBox="0 0 20 30" svg:d="m10 0-10 30h20z"/>
    <draw:marker draw:name="a1581" svg:viewBox="0 0 20 30" svg:d="m10 0-10 30h20z"/>
    <draw:marker draw:name="a1501" svg:viewBox="0 0 20 30" svg:d="m10 0-10 30h20z"/>
    <draw:marker draw:name="a1353" svg:viewBox="0 0 20 30" svg:d="m10 0-10 30h20z"/>
    <draw:marker draw:name="a1447" svg:viewBox="0 0 20 30" svg:d="m10 0-10 30h20z"/>
    <draw:marker draw:name="a1216" svg:viewBox="0 0 20 30" svg:d="m10 0-10 30h20z"/>
    <draw:marker draw:name="a1587" svg:viewBox="0 0 20 30" svg:d="m10 0-10 30h20z"/>
    <draw:marker draw:name="a1495" svg:viewBox="0 0 20 30" svg:d="m10 0-10 30h20z"/>
    <draw:marker draw:name="a1359" svg:viewBox="0 0 20 30" svg:d="m10 0-10 30h20z"/>
    <draw:marker draw:name="a1128" svg:viewBox="0 0 20 30" svg:d="m10 0-10 30h20z"/>
    <draw:marker draw:name="a1555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6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6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6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6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6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6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6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6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6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6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6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6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6T16:55:38Z</dc:date>
    <meta:template xlink:href="password1" xlink:type="simple"/>
    <meta:editing-cycles>39</meta:editing-cycles>
    <meta:editing-duration>PT80866S</meta:editing-duration>
    <meta:document-statistic meta:paragraph-count="119" meta:word-count="372"/>
  </office:meta>
</office:document-meta>
</file>